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style:snap-to-layout-grid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00%"/>
      <style:text-properties style:font-name="Times New Roman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line-height="100%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tyle="italic" style:font-style-asian="italic"/>
    </style:style>
    <style:style style:name="P13" style:family="paragraph" style:parent-style-name="Standard">
      <style:paragraph-properties fo:line-height="100%" fo:text-align="end" style:justify-single-word="false"/>
      <style:text-properties fo:background-color="transparent"/>
    </style:style>
    <style:style style:name="P14" style:family="paragraph" style:parent-style-name="Standard">
      <style:paragraph-properties fo:margin-top="0in" fo:margin-bottom="0in" fo:line-height="100%" fo:text-align="end" style:justify-single-word="false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Standard">
      <style:paragraph-properties fo:margin-top="0in" fo:margin-bottom="0in" fo:line-height="100%" fo:text-align="center" style:justify-single-word="false" style:snap-to-layout-grid="false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.4917in" fo:margin-right="0in" fo:line-height="100%" fo:text-indent="0.4917in" style:auto-text-indent="false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fo:font-size="14pt"/>
    </style:style>
    <style:style style:name="T2" style:family="text">
      <style:text-properties style:font-size-asian="14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background-color="transparent" style:font-size-asian="14pt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size-complex="14pt"/>
    </style:style>
    <style:style style:name="T10" style:family="text">
      <style:text-properties style:font-name="Times New Roman" fo:font-size="14pt" fo:background-color="#ffff00" style:font-size-asian="14pt" style:font-size-complex="14pt"/>
    </style:style>
    <style:style style:name="T11" style:family="text">
      <style:text-properties style:font-name="Times New Roman" fo:font-size="14pt" style:text-underline-style="none" style:font-size-asian="14pt" style:font-size-complex="14pt"/>
    </style:style>
    <style:style style:name="T12" style:family="text">
      <style:text-properties style:font-name="Times New Roman" fo:font-size="14pt" fo:background-color="transparent" style:font-size-asian="14pt" style:font-size-complex="14pt"/>
    </style:style>
    <style:style style:name="T13" style:family="text">
      <style:text-properties style:font-name="Times New Roman" fo:font-style="italic" style:font-style-asian="italic"/>
    </style:style>
    <style:style style:name="T14" style:family="text">
      <style:text-properties style:font-name="Times New Roman" fo:font-size="10pt" fo:font-style="italic" style:font-size-asian="10pt" style:font-style-asian="italic" style:font-size-complex="10pt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Times New Roman" fo:font-size="12pt" fo:font-style="italic" style:font-size-asian="12pt" style:font-style-asian="italic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Министерство образования и науки Российской федерации</text:span></text:p>
      <text:p text:style-name="P6">ГОУ ВПО «Алтайский государственный технический университет</text:p>
      <text:p text:style-name="P6">им. И.И. Ползунова»</text:p>
      <text:p text:style-name="P6"/>
      <text:p text:style-name="P2"><text:span text:style-name="T4">Факультет <text:s/>информационных технологий</text:span></text:p>
      <text:p text:style-name="P2"><text:span text:style-name="T4">Кафедра прикладной математики</text:span></text:p>
      <text:p text:style-name="P5"><text:s/></text:p>
      <text:p text:style-name="P8"><text:s/></text:p>
      <text:p text:style-name="P4"><text:span text:style-name="T4">Отчет защищен с оценкой ____________________ </text:span></text:p>
      <text:p text:style-name="P4"><text:span text:style-name="T4">«______»________________2011 г. </text:span></text:p>
      <text:p text:style-name="P4"><text:span text:style-name="T4"><text:s text:c="15"/>Научный руководитель <text:s text:c="13"/><text:tab/><text:tab/><text:tab/> <text:tab/></text:span></text:p>
      <text:p text:style-name="P13"><text:span text:style-name="T4"><text:s/>___________ <text:s text:c="4"/>Крючкова Е.Н.</text:span></text:p>
      <text:p text:style-name="P14"><text:span text:style-name="T16"><text:s text:c="5"/>подпись <text:s text:c="24"/>ф.и.о. <text:s text:c="13"/></text:span></text:p>
      <text:p text:style-name="P5"/>
      <text:p text:style-name="P5"/>
      <text:p text:style-name="P9">ОТЧЕТ</text:p>
      <text:p text:style-name="P2"><text:span text:style-name="T6">о преддипломной практике</text:span></text:p>
      <text:p text:style-name="P2"><text:span text:style-name="T6">на <text:s text:c="2"/>Кафедре ПМ АлтГТУ <text:s/></text:span></text:p>
      <text:p text:style-name="P12">название предприятия</text:p>
      <text:p text:style-name="P6"/>
      <text:p text:style-name="P6"/>
      <text:p text:style-name="P1"><text:span text:style-name="T4">Студент гр</text:span><text:span text:style-name="T12">. ПОВТ- 62 <text:s text:c="11"/></text:span><text:span text:style-name="T8"><text:s text:c="39"/>Старовойтов Д.В. <text:s text:c="4"/></text:span></text:p>
      <text:p text:style-name="P1"><text:span text:style-name="T4"><text:s text:c="17"/></text:span><text:span text:style-name="T17"><text:s text:c="16"/><text:tab/><text:tab/><text:tab/></text:span><text:span text:style-name="T16">подпись <text:s text:c="25"/></text:span><text:span text:style-name="T17">Ф.И.О. <text:s text:c="11"/></text:span></text:p>
      <text:p text:style-name="P1"><text:span text:style-name="T4">Руководитель <text:s/>от кафедры <text:s text:c="4"/></text:span><text:span text:style-name="T6"><text:s text:c="40"/>Сучкова Л.И. <text:s text:c="10"/></text:span></text:p>
      <text:p text:style-name="P20"><text:span text:style-name="T4"><text:s text:c="32"/><text:tab/></text:span><text:span text:style-name="T13">подпись</text:span><text:span text:style-name="T3"> <text:s text:c="29"/>Ф.И.О. </text:span></text:p>
      <text:p text:style-name="P1"><text:span text:style-name="T4">Руководитель от организации </text:span><text:span text:style-name="T6"><text:s text:c="36"/>Крючкова Е.Н. <text:s text:c="10"/></text:span><text:span text:style-name="T4"><text:s text:c="10"/></text:span></text:p>
      <text:p text:style-name="P20"><text:span text:style-name="T4"><text:s text:c="20"/><text:tab/><text:tab/><text:tab/></text:span><text:span text:style-name="T13">подпись</text:span><text:span text:style-name="T3"> <text:s text:c="29"/>Ф.И.О. </text:span></text:p>
      <text:p text:style-name="P10"/>
      <text:p text:style-name="P5"><text:s/></text:p>
      <text:p text:style-name="P2"><text:span text:style-name="T4">Барнаул <text:s/>20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209in" fo:margin-bottom="0.4327in" fo:margin-left="1.1811in" fo:margin-right="0.4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ей</meta:initial-creator>
    <meta:creation-date>2010-03-17T12:39:00</meta:creation-date>
    <dc:creator>Leo </dc:creator>
    <dc:date>2011-03-10T14:00:57</dc:date>
    <meta:print-date>2010-03-17T13:35:00</meta:print-date>
    <meta:editing-cycles>5</meta:editing-cycles>
    <meta:editing-duration>PT02H25M00S</meta:editing-duration>
    <meta:document-statistic meta:table-count="0" meta:image-count="0" meta:object-count="0" meta:page-count="1" meta:paragraph-count="24" meta:word-count="69" meta:character-count="1015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